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Experiment KNN for ECG200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ECG200 with params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gram: 2, alpha: 11, knn: 5, </text:p>
          </table:table-cell>
          <table:table-cell office:value-type="string" calcext:value-type="string">
            <text:p>ngram: 2, alpha: 11, knn: 7, </text:p>
          </table:table-cell>
          <table:table-cell office:value-type="string" calcext:value-type="string">
            <text:p>ngram: 3, alpha: 3, knn: 3, </text:p>
          </table:table-cell>
          <table:table-cell office:value-type="string" calcext:value-type="string">
            <text:p>ngram: 3, alpha: 3, knn: 5, </text:p>
          </table:table-cell>
          <table:table-cell office:value-type="string" calcext:value-type="string">
            <text:p>ngram: 3, alpha: 3, knn: 7, </text:p>
          </table:table-cell>
          <table:table-cell office:value-type="string" calcext:value-type="string">
            <text:p>ngram: 3, alpha: 5, knn: 3, </text:p>
          </table:table-cell>
          <table:table-cell office:value-type="string" calcext:value-type="string">
            <text:p>ngram: 3, alpha: 5, knn: 5, </text:p>
          </table:table-cell>
          <table:table-cell office:value-type="string" calcext:value-type="string">
            <text:p>ngram: 3, alpha: 5, knn: 7, 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ngram: 3, alpha: 11, knn: 5, </text:p>
          </table:table-cell>
          <table:table-cell office:value-type="string" calcext:value-type="string">
            <text:p>ngram: 3, alpha: 11, knn: 7, </text:p>
          </table:table-cell>
          <table:table-cell office:value-type="string" calcext:value-type="string">
            <text:p>ngram: 2, alpha: 3, knn: 3, </text:p>
          </table:table-cell>
          <table:table-cell office:value-type="string" calcext:value-type="string">
            <text:p>ngram: 2, alpha: 3, knn: 5, </text:p>
          </table:table-cell>
          <table:table-cell office:value-type="string" calcext:value-type="string">
            <text:p>ngram: 2, alpha: 3, knn: 7, </text:p>
          </table:table-cell>
          <table:table-cell office:value-type="string" calcext:value-type="string">
            <text:p>ngram: 2, alpha: 5, knn: 3, </text:p>
          </table:table-cell>
          <table:table-cell office:value-type="string" calcext:value-type="string">
            <text:p>ngram: 2, alpha: 5, knn: 5, </text:p>
          </table:table-cell>
          <table:table-cell office:value-type="string" calcext:value-type="string">
            <text:p>ngram: 2, alpha: 5, knn: 7, </text:p>
          </table:table-cell>
          <table:table-cell office:value-type="string" calcext:value-type="string">
            <text:p>ngram: 2, alpha: 11, knn: 3, </text:p>
          </table:table-cell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6516" calcext:value-type="float">
            <text:p>0.896516</text:p>
          </table:table-cell>
          <table:table-cell office:value-type="float" office:value="0.872983" calcext:value-type="float">
            <text:p>0.872983</text:p>
          </table:table-cell>
          <table:table-cell office:value-type="float" office:value="0.856122" calcext:value-type="float">
            <text:p>0.856122</text:p>
          </table:table-cell>
          <table:table-cell office:value-type="float" office:value="0.853175" calcext:value-type="float">
            <text:p>0.853175</text:p>
          </table:table-cell>
          <table:table-cell office:value-type="float" office:value="0.846309" calcext:value-type="float">
            <text:p>0.84630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643" calcext:value-type="float">
            <text:p>0.867643</text:p>
          </table:table-cell>
          <table:table-cell office:value-type="float" office:value="0.852392" calcext:value-type="float">
            <text:p>0.852392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59612" calcext:value-type="float">
            <text:p>0.859612</text:p>
          </table:table-cell>
          <table:table-cell office:value-type="float" office:value="0.85914" calcext:value-type="float">
            <text:p>0.85914</text:p>
          </table:table-cell>
          <table:table-cell office:value-type="float" office:value="0.864749" calcext:value-type="float">
            <text:p>0.864749</text:p>
          </table:table-cell>
          <table:table-cell office:value-type="float" office:value="0.851231" calcext:value-type="float">
            <text:p>0.851231</text:p>
          </table:table-cell>
          <table:table-cell office:value-type="float" office:value="0.874431" calcext:value-type="float">
            <text:p>0.874431</text:p>
          </table:table-cell>
          <table:table-cell office:value-type="float" office:value="0.862495" calcext:value-type="float">
            <text:p>0.862495</text:p>
          </table:table-cell>
          <table:table-cell office:value-type="float" office:value="0.867652" calcext:value-type="float">
            <text:p>0.867652</text:p>
          </table:table-cell>
          <table:table-cell office:value-type="float" office:value="0.899959" calcext:value-type="float">
            <text:p>0.89995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44253" calcext:value-type="float">
            <text:p>0.844253</text:p>
          </table:table-cell>
          <table:table-cell office:value-type="float" office:value="0.810279" calcext:value-type="float">
            <text:p>0.810279</text:p>
          </table:table-cell>
          <table:table-cell office:value-type="float" office:value="0.784601" calcext:value-type="float">
            <text:p>0.784601</text:p>
          </table:table-cell>
          <table:table-cell office:value-type="float" office:value="0.770577" calcext:value-type="float">
            <text:p>0.770577</text:p>
          </table:table-cell>
          <table:table-cell office:value-type="float" office:value="0.762281" calcext:value-type="float">
            <text:p>0.762281</text:p>
          </table:table-cell>
          <table:table-cell office:value-type="float" office:value="0.831809" calcext:value-type="float">
            <text:p>0.831809</text:p>
          </table:table-cell>
          <table:table-cell office:value-type="float" office:value="0.820104" calcext:value-type="float">
            <text:p>0.820104</text:p>
          </table:table-cell>
          <table:table-cell office:value-type="float" office:value="0.795266" calcext:value-type="float">
            <text:p>0.795266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827711" calcext:value-type="float">
            <text:p>0.827711</text:p>
          </table:table-cell>
          <table:table-cell office:value-type="float" office:value="0.783811" calcext:value-type="float">
            <text:p>0.783811</text:p>
          </table:table-cell>
          <table:table-cell office:value-type="float" office:value="0.801093" calcext:value-type="float">
            <text:p>0.801093</text:p>
          </table:table-cell>
          <table:table-cell office:value-type="float" office:value="0.791268" calcext:value-type="float">
            <text:p>0.791268</text:p>
          </table:table-cell>
          <table:table-cell office:value-type="float" office:value="0.769738" calcext:value-type="float">
            <text:p>0.769738</text:p>
          </table:table-cell>
          <table:table-cell office:value-type="float" office:value="0.816056" calcext:value-type="float">
            <text:p>0.816056</text:p>
          </table:table-cell>
          <table:table-cell office:value-type="float" office:value="0.805241" calcext:value-type="float">
            <text:p>0.805241</text:p>
          </table:table-cell>
          <table:table-cell office:value-type="float" office:value="0.80776" calcext:value-type="float">
            <text:p>0.80776</text:p>
          </table:table-cell>
          <table:table-cell office:value-type="float" office:value="0.845932" calcext:value-type="float">
            <text:p>0.84593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70052" calcext:value-type="float">
            <text:p>0.870052</text:p>
          </table:table-cell>
          <table:table-cell office:value-type="float" office:value="0.84121" calcext:value-type="float">
            <text:p>0.84121</text:p>
          </table:table-cell>
          <table:table-cell office:value-type="float" office:value="0.819836" calcext:value-type="float">
            <text:p>0.819836</text:p>
          </table:table-cell>
          <table:table-cell office:value-type="float" office:value="0.810872" calcext:value-type="float">
            <text:p>0.810872</text:p>
          </table:table-cell>
          <table:table-cell office:value-type="float" office:value="0.803316" calcext:value-type="float">
            <text:p>0.803316</text:p>
          </table:table-cell>
          <table:table-cell office:value-type="float" office:value="0.858797" calcext:value-type="float">
            <text:p>0.858797</text:p>
          </table:table-cell>
          <table:table-cell office:value-type="float" office:value="0.843872" calcext:value-type="float">
            <text:p>0.843872</text:p>
          </table:table-cell>
          <table:table-cell office:value-type="float" office:value="0.823778" calcext:value-type="float">
            <text:p>0.823778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857485" calcext:value-type="float">
            <text:p>0.857485</text:p>
          </table:table-cell>
          <table:table-cell office:value-type="float" office:value="0.821019" calcext:value-type="float">
            <text:p>0.821019</text:p>
          </table:table-cell>
          <table:table-cell office:value-type="float" office:value="0.830021" calcext:value-type="float">
            <text:p>0.830021</text:p>
          </table:table-cell>
          <table:table-cell office:value-type="float" office:value="0.827308" calcext:value-type="float">
            <text:p>0.827308</text:p>
          </table:table-cell>
          <table:table-cell office:value-type="float" office:value="0.809648" calcext:value-type="float">
            <text:p>0.809648</text:p>
          </table:table-cell>
          <table:table-cell office:value-type="float" office:value="0.845013" calcext:value-type="float">
            <text:p>0.845013</text:p>
          </table:table-cell>
          <table:table-cell office:value-type="float" office:value="0.833777" calcext:value-type="float">
            <text:p>0.833777</text:p>
          </table:table-cell>
          <table:table-cell office:value-type="float" office:value="0.837492" calcext:value-type="float">
            <text:p>0.837492</text:p>
          </table:table-cell>
          <table:table-cell office:value-type="float" office:value="0.872545" calcext:value-type="float">
            <text:p>0.8725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28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ECGFIVEDAY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ECGFIVEDAY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385" calcext:value-type="float">
            <text:p>0.988385</text:p>
          </table:table-cell>
          <table:table-cell office:value-type="float" office:value="0.983557" calcext:value-type="float">
            <text:p>0.983557</text:p>
          </table:table-cell>
          <table:table-cell office:value-type="float" office:value="0.994346" calcext:value-type="float">
            <text:p>0.994346</text:p>
          </table:table-cell>
          <table:table-cell office:value-type="float" office:value="0.989473" calcext:value-type="float">
            <text:p>0.989473</text:p>
          </table:table-cell>
          <table:table-cell office:value-type="float" office:value="0.988723" calcext:value-type="float">
            <text:p>0.988723</text:p>
          </table:table-cell>
          <table:table-cell office:value-type="float" office:value="0.984175" calcext:value-type="float">
            <text:p>0.984175</text:p>
          </table:table-cell>
          <table:table-cell office:value-type="float" office:value="0.98341" calcext:value-type="float">
            <text:p>0.98341</text:p>
          </table:table-cell>
          <table:table-cell office:value-type="float" office:value="0.98267" calcext:value-type="float">
            <text:p>0.98267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88771" calcext:value-type="float">
            <text:p>0.988771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992847" calcext:value-type="float">
            <text:p>0.992847</text:p>
          </table:table-cell>
          <table:table-cell office:value-type="float" office:value="0.99059" calcext:value-type="float">
            <text:p>0.99059</text:p>
          </table:table-cell>
          <table:table-cell office:value-type="float" office:value="0.989838" calcext:value-type="float">
            <text:p>0.989838</text:p>
          </table:table-cell>
          <table:table-cell office:value-type="float" office:value="0.985299" calcext:value-type="float">
            <text:p>0.985299</text:p>
          </table:table-cell>
          <table:table-cell office:value-type="float" office:value="0.986052" calcext:value-type="float">
            <text:p>0.986052</text:p>
          </table:table-cell>
          <table:table-cell office:value-type="float" office:value="0.98267" calcext:value-type="float">
            <text:p>0.98267</text:p>
          </table:table-cell>
          <table:table-cell office:value-type="float" office:value="0.991353" calcext:value-type="float">
            <text:p>0.9913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.035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TWOLEADECG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TWOLEADECG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4734" calcext:value-type="float">
            <text:p>0.964734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0.838832" calcext:value-type="float">
            <text:p>0.838832</text:p>
          </table:table-cell>
          <table:table-cell office:value-type="float" office:value="0.835195" calcext:value-type="float">
            <text:p>0.835195</text:p>
          </table:table-cell>
          <table:table-cell office:value-type="float" office:value="0.819948" calcext:value-type="float">
            <text:p>0.819948</text:p>
          </table:table-cell>
          <table:table-cell office:value-type="float" office:value="0.880964" calcext:value-type="float">
            <text:p>0.880964</text:p>
          </table:table-cell>
          <table:table-cell office:value-type="float" office:value="0.865764" calcext:value-type="float">
            <text:p>0.865764</text:p>
          </table:table-cell>
          <table:table-cell office:value-type="float" office:value="0.865771" calcext:value-type="float">
            <text:p>0.865771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62736" calcext:value-type="float">
            <text:p>0.962736</text:p>
          </table:table-cell>
          <table:table-cell office:value-type="float" office:value="0.960764" calcext:value-type="float">
            <text:p>0.960764</text:p>
          </table:table-cell>
          <table:table-cell office:value-type="float" office:value="0.834427" calcext:value-type="float">
            <text:p>0.834427</text:p>
          </table:table-cell>
          <table:table-cell office:value-type="float" office:value="0.830567" calcext:value-type="float">
            <text:p>0.830567</text:p>
          </table:table-cell>
          <table:table-cell office:value-type="float" office:value="0.817494" calcext:value-type="float">
            <text:p>0.817494</text:p>
          </table:table-cell>
          <table:table-cell office:value-type="float" office:value="0.875221" calcext:value-type="float">
            <text:p>0.875221</text:p>
          </table:table-cell>
          <table:table-cell office:value-type="float" office:value="0.868083" calcext:value-type="float">
            <text:p>0.868083</text:p>
          </table:table-cell>
          <table:table-cell office:value-type="float" office:value="0.862334" calcext:value-type="float">
            <text:p>0.862334</text:p>
          </table:table-cell>
          <table:table-cell office:value-type="float" office:value="0.968457" calcext:value-type="float">
            <text:p>0.9684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.465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YOGA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YOGA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4827" calcext:value-type="float">
            <text:p>0.914827</text:p>
          </table:table-cell>
          <table:table-cell office:value-type="float" office:value="0.903319" calcext:value-type="float">
            <text:p>0.903319</text:p>
          </table:table-cell>
          <table:table-cell office:value-type="float" office:value="0.880301" calcext:value-type="float">
            <text:p>0.880301</text:p>
          </table:table-cell>
          <table:table-cell office:value-type="float" office:value="0.883857" calcext:value-type="float">
            <text:p>0.883857</text:p>
          </table:table-cell>
          <table:table-cell office:value-type="float" office:value="0.875776" calcext:value-type="float">
            <text:p>0.875776</text:p>
          </table:table-cell>
          <table:table-cell office:value-type="float" office:value="0.902385" calcext:value-type="float">
            <text:p>0.902385</text:p>
          </table:table-cell>
          <table:table-cell office:value-type="float" office:value="0.893474" calcext:value-type="float">
            <text:p>0.893474</text:p>
          </table:table-cell>
          <table:table-cell office:value-type="float" office:value="0.889137" calcext:value-type="float">
            <text:p>0.889137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903761" calcext:value-type="float">
            <text:p>0.903761</text:p>
          </table:table-cell>
          <table:table-cell office:value-type="float" office:value="0.883929" calcext:value-type="float">
            <text:p>0.883929</text:p>
          </table:table-cell>
          <table:table-cell office:value-type="float" office:value="0.882293" calcext:value-type="float">
            <text:p>0.882293</text:p>
          </table:table-cell>
          <table:table-cell office:value-type="float" office:value="0.876348" calcext:value-type="float">
            <text:p>0.876348</text:p>
          </table:table-cell>
          <table:table-cell office:value-type="float" office:value="0.904831" calcext:value-type="float">
            <text:p>0.904831</text:p>
          </table:table-cell>
          <table:table-cell office:value-type="float" office:value="0.894956" calcext:value-type="float">
            <text:p>0.894956</text:p>
          </table:table-cell>
          <table:table-cell office:value-type="float" office:value="0.887517" calcext:value-type="float">
            <text:p>0.887517</text:p>
          </table:table-cell>
          <table:table-cell office:value-type="float" office:value="0.923786" calcext:value-type="float">
            <text:p>0.9237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358" calcext:value-type="float">
            <text:p>0.910358</text:p>
          </table:table-cell>
          <table:table-cell office:value-type="float" office:value="0.898543" calcext:value-type="float">
            <text:p>0.898543</text:p>
          </table:table-cell>
          <table:table-cell office:value-type="float" office:value="0.87745" calcext:value-type="float">
            <text:p>0.87745</text:p>
          </table:table-cell>
          <table:table-cell office:value-type="float" office:value="0.879709" calcext:value-type="float">
            <text:p>0.879709</text:p>
          </table:table-cell>
          <table:table-cell office:value-type="float" office:value="0.870717" calcext:value-type="float">
            <text:p>0.870717</text:p>
          </table:table-cell>
          <table:table-cell office:value-type="float" office:value="0.899231" calcext:value-type="float">
            <text:p>0.899231</text:p>
          </table:table-cell>
          <table:table-cell office:value-type="float" office:value="0.889422" calcext:value-type="float">
            <text:p>0.889422</text:p>
          </table:table-cell>
          <table:table-cell office:value-type="float" office:value="0.884251" calcext:value-type="float">
            <text:p>0.884251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908433" calcext:value-type="float">
            <text:p>0.908433</text:p>
          </table:table-cell>
          <table:table-cell office:value-type="float" office:value="0.898803" calcext:value-type="float">
            <text:p>0.898803</text:p>
          </table:table-cell>
          <table:table-cell office:value-type="float" office:value="0.881597" calcext:value-type="float">
            <text:p>0.881597</text:p>
          </table:table-cell>
          <table:table-cell office:value-type="float" office:value="0.878547" calcext:value-type="float">
            <text:p>0.878547</text:p>
          </table:table-cell>
          <table:table-cell office:value-type="float" office:value="0.870917" calcext:value-type="float">
            <text:p>0.870917</text:p>
          </table:table-cell>
          <table:table-cell office:value-type="float" office:value="0.901593" calcext:value-type="float">
            <text:p>0.901593</text:p>
          </table:table-cell>
          <table:table-cell office:value-type="float" office:value="0.890467" calcext:value-type="float">
            <text:p>0.890467</text:p>
          </table:table-cell>
          <table:table-cell office:value-type="float" office:value="0.882618" calcext:value-type="float">
            <text:p>0.882618</text:p>
          </table:table-cell>
          <table:table-cell office:value-type="float" office:value="0.919753" calcext:value-type="float">
            <text:p>0.9197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2449" calcext:value-type="float">
            <text:p>0.912449</text:p>
          </table:table-cell>
          <table:table-cell office:value-type="float" office:value="0.900784" calcext:value-type="float">
            <text:p>0.900784</text:p>
          </table:table-cell>
          <table:table-cell office:value-type="float" office:value="0.878875" calcext:value-type="float">
            <text:p>0.878875</text:p>
          </table:table-cell>
          <table:table-cell office:value-type="float" office:value="0.881721" calcext:value-type="float">
            <text:p>0.881721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891376" calcext:value-type="float">
            <text:p>0.891376</text:p>
          </table:table-cell>
          <table:table-cell office:value-type="float" office:value="0.886567" calcext:value-type="float">
            <text:p>0.886567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910527" calcext:value-type="float">
            <text:p>0.910527</text:p>
          </table:table-cell>
          <table:table-cell office:value-type="float" office:value="0.901116" calcext:value-type="float">
            <text:p>0.901116</text:p>
          </table:table-cell>
          <table:table-cell office:value-type="float" office:value="0.882768" calcext:value-type="float">
            <text:p>0.882768</text:p>
          </table:table-cell>
          <table:table-cell office:value-type="float" office:value="0.880383" calcext:value-type="float">
            <text:p>0.880383</text:p>
          </table:table-cell>
          <table:table-cell office:value-type="float" office:value="0.873485" calcext:value-type="float">
            <text:p>0.873485</text:p>
          </table:table-cell>
          <table:table-cell office:value-type="float" office:value="0.903169" calcext:value-type="float">
            <text:p>0.903169</text:p>
          </table:table-cell>
          <table:table-cell office:value-type="float" office:value="0.892605" calcext:value-type="float">
            <text:p>0.892605</text:p>
          </table:table-cell>
          <table:table-cell office:value-type="float" office:value="0.884942" calcext:value-type="float">
            <text:p>0.884942</text:p>
          </table:table-cell>
          <table:table-cell office:value-type="float" office:value="0.921642" calcext:value-type="float">
            <text:p>0.92164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7.796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MOTESTRAI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MOTESTRAI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335" calcext:value-type="float">
            <text:p>0.958335</text:p>
          </table:table-cell>
          <table:table-cell office:value-type="float" office:value="0.956763" calcext:value-type="float">
            <text:p>0.956763</text:p>
          </table:table-cell>
          <table:table-cell office:value-type="float" office:value="0.933555" calcext:value-type="float">
            <text:p>0.933555</text:p>
          </table:table-cell>
          <table:table-cell office:value-type="float" office:value="0.929934" calcext:value-type="float">
            <text:p>0.929934</text:p>
          </table:table-cell>
          <table:table-cell office:value-type="float" office:value="0.930412" calcext:value-type="float">
            <text:p>0.930412</text:p>
          </table:table-cell>
          <table:table-cell office:value-type="float" office:value="0.944032" calcext:value-type="float">
            <text:p>0.944032</text:p>
          </table:table-cell>
          <table:table-cell office:value-type="float" office:value="0.94197" calcext:value-type="float">
            <text:p>0.94197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55981" calcext:value-type="float">
            <text:p>0.955981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0.931489" calcext:value-type="float">
            <text:p>0.931489</text:p>
          </table:table-cell>
          <table:table-cell office:value-type="float" office:value="0.929564" calcext:value-type="float">
            <text:p>0.929564</text:p>
          </table:table-cell>
          <table:table-cell office:value-type="float" office:value="0.930401" calcext:value-type="float">
            <text:p>0.930401</text:p>
          </table:table-cell>
          <table:table-cell office:value-type="float" office:value="0.945316" calcext:value-type="float">
            <text:p>0.945316</text:p>
          </table:table-cell>
          <table:table-cell office:value-type="float" office:value="0.939583" calcext:value-type="float">
            <text:p>0.939583</text:p>
          </table:table-cell>
          <table:table-cell office:value-type="float" office:value="0.942471" calcext:value-type="float">
            <text:p>0.942471</text:p>
          </table:table-cell>
          <table:table-cell office:value-type="float" office:value="0.955218" calcext:value-type="float">
            <text:p>0.95521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7308" calcext:value-type="float">
            <text:p>0.957308</text:p>
          </table:table-cell>
          <table:table-cell office:value-type="float" office:value="0.956285" calcext:value-type="float">
            <text:p>0.956285</text:p>
          </table:table-cell>
          <table:table-cell office:value-type="float" office:value="0.934024" calcext:value-type="float">
            <text:p>0.934024</text:p>
          </table:table-cell>
          <table:table-cell office:value-type="float" office:value="0.930555" calcext:value-type="float">
            <text:p>0.930555</text:p>
          </table:table-cell>
          <table:table-cell office:value-type="float" office:value="0.930842" calcext:value-type="float">
            <text:p>0.930842</text:p>
          </table:table-cell>
          <table:table-cell office:value-type="float" office:value="0.944632" calcext:value-type="float">
            <text:p>0.944632</text:p>
          </table:table-cell>
          <table:table-cell office:value-type="float" office:value="0.942673" calcext:value-type="float">
            <text:p>0.942673</text:p>
          </table:table-cell>
          <table:table-cell office:value-type="float" office:value="0.942286" calcext:value-type="float">
            <text:p>0.942286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54799" calcext:value-type="float">
            <text:p>0.954799</text:p>
          </table:table-cell>
          <table:table-cell office:value-type="float" office:value="0.954981" calcext:value-type="float">
            <text:p>0.954981</text:p>
          </table:table-cell>
          <table:table-cell office:value-type="float" office:value="0.932065" calcext:value-type="float">
            <text:p>0.932065</text:p>
          </table:table-cell>
          <table:table-cell office:value-type="float" office:value="0.929519" calcext:value-type="float">
            <text:p>0.929519</text:p>
          </table:table-cell>
          <table:table-cell office:value-type="float" office:value="0.930761" calcext:value-type="float">
            <text:p>0.930761</text:p>
          </table:table-cell>
          <table:table-cell office:value-type="float" office:value="0.945592" calcext:value-type="float">
            <text:p>0.945592</text:p>
          </table:table-cell>
          <table:table-cell office:value-type="float" office:value="0.940164" calcext:value-type="float">
            <text:p>0.940164</text:p>
          </table:table-cell>
          <table:table-cell office:value-type="float" office:value="0.943122" calcext:value-type="float">
            <text:p>0.943122</text:p>
          </table:table-cell>
          <table:table-cell office:value-type="float" office:value="0.953476" calcext:value-type="float">
            <text:p>0.95347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82" calcext:value-type="float">
            <text:p>0.95782</text:p>
          </table:table-cell>
          <table:table-cell office:value-type="float" office:value="0.956523" calcext:value-type="float">
            <text:p>0.956523</text:p>
          </table:table-cell>
          <table:table-cell office:value-type="float" office:value="0.933731" calcext:value-type="float">
            <text:p>0.933731</text:p>
          </table:table-cell>
          <table:table-cell office:value-type="float" office:value="0.930162" calcext:value-type="float">
            <text:p>0.930162</text:p>
          </table:table-cell>
          <table:table-cell office:value-type="float" office:value="0.930568" calcext:value-type="float">
            <text:p>0.930568</text:p>
          </table:table-cell>
          <table:table-cell office:value-type="float" office:value="0.944276" calcext:value-type="float">
            <text:p>0.944276</text:p>
          </table:table-cell>
          <table:table-cell office:value-type="float" office:value="0.942248" calcext:value-type="float">
            <text:p>0.942248</text:p>
          </table:table-cell>
          <table:table-cell office:value-type="float" office:value="0.941924" calcext:value-type="float">
            <text:p>0.941924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55387" calcext:value-type="float">
            <text:p>0.955387</text:p>
          </table:table-cell>
          <table:table-cell office:value-type="float" office:value="0.955347" calcext:value-type="float">
            <text:p>0.955347</text:p>
          </table:table-cell>
          <table:table-cell office:value-type="float" office:value="0.931703" calcext:value-type="float">
            <text:p>0.931703</text:p>
          </table:table-cell>
          <table:table-cell office:value-type="float" office:value="0.929513" calcext:value-type="float">
            <text:p>0.929513</text:p>
          </table:table-cell>
          <table:table-cell office:value-type="float" office:value="0.930527" calcext:value-type="float">
            <text:p>0.930527</text:p>
          </table:table-cell>
          <table:table-cell office:value-type="float" office:value="0.945411" calcext:value-type="float">
            <text:p>0.945411</text:p>
          </table:table-cell>
          <table:table-cell office:value-type="float" office:value="0.939815" calcext:value-type="float">
            <text:p>0.939815</text:p>
          </table:table-cell>
          <table:table-cell office:value-type="float" office:value="0.942735" calcext:value-type="float">
            <text:p>0.942735</text:p>
          </table:table-cell>
          <table:table-cell office:value-type="float" office:value="0.954332" calcext:value-type="float">
            <text:p>0.95433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247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ITALYPOWERDEMAND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ITALYPOWERDEMAND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29" calcext:value-type="float">
            <text:p>0.96929</text:p>
          </table:table-cell>
          <table:table-cell office:value-type="float" office:value="0.969898" calcext:value-type="float">
            <text:p>0.969898</text:p>
          </table:table-cell>
          <table:table-cell office:value-type="float" office:value="0.954777" calcext:value-type="float">
            <text:p>0.954777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6603" calcext:value-type="float">
            <text:p>0.956603</text:p>
          </table:table-cell>
          <table:table-cell office:value-type="float" office:value="0.949231" calcext:value-type="float">
            <text:p>0.949231</text:p>
          </table:table-cell>
          <table:table-cell office:value-type="float" office:value="0.946718" calcext:value-type="float">
            <text:p>0.946718</text:p>
          </table:table-cell>
          <table:table-cell office:value-type="float" office:value="0.952143" calcext:value-type="float">
            <text:p>0.952143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68682" calcext:value-type="float">
            <text:p>0.968682</text:p>
          </table:table-cell>
          <table:table-cell office:value-type="float" office:value="0.968677" calcext:value-type="float">
            <text:p>0.968677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953914" calcext:value-type="float">
            <text:p>0.953914</text:p>
          </table:table-cell>
          <table:table-cell office:value-type="float" office:value="0.957546" calcext:value-type="float">
            <text:p>0.957546</text:p>
          </table:table-cell>
          <table:table-cell office:value-type="float" office:value="0.944407" calcext:value-type="float">
            <text:p>0.944407</text:p>
          </table:table-cell>
          <table:table-cell office:value-type="float" office:value="0.949099" calcext:value-type="float">
            <text:p>0.949099</text:p>
          </table:table-cell>
          <table:table-cell office:value-type="float" office:value="0.950898" calcext:value-type="float">
            <text:p>0.950898</text:p>
          </table:table-cell>
          <table:table-cell office:value-type="float" office:value="0.968067" calcext:value-type="float">
            <text:p>0.96806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9274" calcext:value-type="float">
            <text:p>0.969274</text:p>
          </table:table-cell>
          <table:table-cell office:value-type="float" office:value="0.969894" calcext:value-type="float">
            <text:p>0.969894</text:p>
          </table:table-cell>
          <table:table-cell office:value-type="float" office:value="0.95472" calcext:value-type="float">
            <text:p>0.95472</text:p>
          </table:table-cell>
          <table:table-cell office:value-type="float" office:value="0.952599" calcext:value-type="float">
            <text:p>0.952599</text:p>
          </table:table-cell>
          <table:table-cell office:value-type="float" office:value="0.956545" calcext:value-type="float">
            <text:p>0.956545</text:p>
          </table:table-cell>
          <table:table-cell office:value-type="float" office:value="0.948974" calcext:value-type="float">
            <text:p>0.948974</text:p>
          </table:table-cell>
          <table:table-cell office:value-type="float" office:value="0.946257" calcext:value-type="float">
            <text:p>0.946257</text:p>
          </table:table-cell>
          <table:table-cell office:value-type="float" office:value="0.951727" calcext:value-type="float">
            <text:p>0.951727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68664" calcext:value-type="float">
            <text:p>0.968664</text:p>
          </table:table-cell>
          <table:table-cell office:value-type="float" office:value="0.968675" calcext:value-type="float">
            <text:p>0.968675</text:p>
          </table:table-cell>
          <table:table-cell office:value-type="float" office:value="0.955027" calcext:value-type="float">
            <text:p>0.955027</text:p>
          </table:table-cell>
          <table:table-cell office:value-type="float" office:value="0.953815" calcext:value-type="float">
            <text:p>0.953815</text:p>
          </table:table-cell>
          <table:table-cell office:value-type="float" office:value="0.957463" calcext:value-type="float">
            <text:p>0.957463</text:p>
          </table:table-cell>
          <table:table-cell office:value-type="float" office:value="0.944112" calcext:value-type="float">
            <text:p>0.944112</text:p>
          </table:table-cell>
          <table:table-cell office:value-type="float" office:value="0.948686" calcext:value-type="float">
            <text:p>0.948686</text:p>
          </table:table-cell>
          <table:table-cell office:value-type="float" office:value="0.950509" calcext:value-type="float">
            <text:p>0.950509</text:p>
          </table:table-cell>
          <table:table-cell office:value-type="float" office:value="0.968062" calcext:value-type="float">
            <text:p>0.96806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78" calcext:value-type="float">
            <text:p>0.969278</text:p>
          </table:table-cell>
          <table:table-cell office:value-type="float" office:value="0.969892" calcext:value-type="float">
            <text:p>0.969892</text:p>
          </table:table-cell>
          <table:table-cell office:value-type="float" office:value="0.954702" calcext:value-type="float">
            <text:p>0.954702</text:p>
          </table:table-cell>
          <table:table-cell office:value-type="float" office:value="0.952577" calcext:value-type="float">
            <text:p>0.952577</text:p>
          </table:table-cell>
          <table:table-cell office:value-type="float" office:value="0.956527" calcext:value-type="float">
            <text:p>0.956527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46213" calcext:value-type="float">
            <text:p>0.946213</text:p>
          </table:table-cell>
          <table:table-cell office:value-type="float" office:value="0.951685" calcext:value-type="float">
            <text:p>0.951685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68669" calcext:value-type="float">
            <text:p>0.968669</text:p>
          </table:table-cell>
          <table:table-cell office:value-type="float" office:value="0.968674" calcext:value-type="float">
            <text:p>0.968674</text:p>
          </table:table-cell>
          <table:table-cell office:value-type="float" office:value="0.955008" calcext:value-type="float">
            <text:p>0.955008</text:p>
          </table:table-cell>
          <table:table-cell office:value-type="float" office:value="0.953793" calcext:value-type="float">
            <text:p>0.953793</text:p>
          </table:table-cell>
          <table:table-cell office:value-type="float" office:value="0.957442" calcext:value-type="float">
            <text:p>0.957442</text:p>
          </table:table-cell>
          <table:table-cell office:value-type="float" office:value="0.944075" calcext:value-type="float">
            <text:p>0.944075</text:p>
          </table:table-cell>
          <table:table-cell office:value-type="float" office:value="0.948644" calcext:value-type="float">
            <text:p>0.948644</text:p>
          </table:table-cell>
          <table:table-cell office:value-type="float" office:value="0.950467" calcext:value-type="float">
            <text:p>0.950467</text:p>
          </table:table-cell>
          <table:table-cell office:value-type="float" office:value="0.968064" calcext:value-type="float">
            <text:p>0.96806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026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CHLORINECONCENTRATIO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CHLORINECONCENTRATIO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313" calcext:value-type="float">
            <text:p>0.82313</text:p>
          </table:table-cell>
          <table:table-cell office:value-type="float" office:value="0.811986" calcext:value-type="float">
            <text:p>0.811986</text:p>
          </table:table-cell>
          <table:table-cell office:value-type="float" office:value="0.793979" calcext:value-type="float">
            <text:p>0.793979</text:p>
          </table:table-cell>
          <table:table-cell office:value-type="float" office:value="0.779842" calcext:value-type="float">
            <text:p>0.779842</text:p>
          </table:table-cell>
          <table:table-cell office:value-type="float" office:value="0.765653" calcext:value-type="float">
            <text:p>0.765653</text:p>
          </table:table-cell>
          <table:table-cell office:value-type="float" office:value="0.790883" calcext:value-type="float">
            <text:p>0.790883</text:p>
          </table:table-cell>
          <table:table-cell office:value-type="float" office:value="0.778964" calcext:value-type="float">
            <text:p>0.778964</text:p>
          </table:table-cell>
          <table:table-cell office:value-type="float" office:value="0.773134" calcext:value-type="float">
            <text:p>0.773134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82571" calcext:value-type="float">
            <text:p>0.82571</text:p>
          </table:table-cell>
          <table:table-cell office:value-type="float" office:value="0.811263" calcext:value-type="float">
            <text:p>0.811263</text:p>
          </table:table-cell>
          <table:table-cell office:value-type="float" office:value="0.792844" calcext:value-type="float">
            <text:p>0.792844</text:p>
          </table:table-cell>
          <table:table-cell office:value-type="float" office:value="0.774888" calcext:value-type="float">
            <text:p>0.774888</text:p>
          </table:table-cell>
          <table:table-cell office:value-type="float" office:value="0.767665" calcext:value-type="float">
            <text:p>0.767665</text:p>
          </table:table-cell>
          <table:table-cell office:value-type="float" office:value="0.794082" calcext:value-type="float">
            <text:p>0.794082</text:p>
          </table:table-cell>
          <table:table-cell office:value-type="float" office:value="0.777055" calcext:value-type="float">
            <text:p>0.777055</text:p>
          </table:table-cell>
          <table:table-cell office:value-type="float" office:value="0.770451" calcext:value-type="float">
            <text:p>0.770451</text:p>
          </table:table-cell>
          <table:table-cell office:value-type="float" office:value="0.854294" calcext:value-type="float">
            <text:p>0.85429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2933" calcext:value-type="float">
            <text:p>0.732933</text:p>
          </table:table-cell>
          <table:table-cell office:value-type="float" office:value="0.714864" calcext:value-type="float">
            <text:p>0.714864</text:p>
          </table:table-cell>
          <table:table-cell office:value-type="float" office:value="0.685964" calcext:value-type="float">
            <text:p>0.685964</text:p>
          </table:table-cell>
          <table:table-cell office:value-type="float" office:value="0.662284" calcext:value-type="float">
            <text:p>0.662284</text:p>
          </table:table-cell>
          <table:table-cell office:value-type="float" office:value="0.638666" calcext:value-type="float">
            <text:p>0.638666</text:p>
          </table:table-cell>
          <table:table-cell office:value-type="float" office:value="0.682937" calcext:value-type="float">
            <text:p>0.682937</text:p>
          </table:table-cell>
          <table:table-cell office:value-type="float" office:value="0.663681" calcext:value-type="float">
            <text:p>0.663681</text:p>
          </table:table-cell>
          <table:table-cell office:value-type="float" office:value="0.654345" calcext:value-type="float">
            <text:p>0.654345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736729" calcext:value-type="float">
            <text:p>0.736729</text:p>
          </table:table-cell>
          <table:table-cell office:value-type="float" office:value="0.713785" calcext:value-type="float">
            <text:p>0.713785</text:p>
          </table:table-cell>
          <table:table-cell office:value-type="float" office:value="0.683999" calcext:value-type="float">
            <text:p>0.683999</text:p>
          </table:table-cell>
          <table:table-cell office:value-type="float" office:value="0.65368" calcext:value-type="float">
            <text:p>0.65368</text:p>
          </table:table-cell>
          <table:table-cell office:value-type="float" office:value="0.642495" calcext:value-type="float">
            <text:p>0.642495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0.660725" calcext:value-type="float">
            <text:p>0.660725</text:p>
          </table:table-cell>
          <table:table-cell office:value-type="float" office:value="0.649613" calcext:value-type="float">
            <text:p>0.649613</text:p>
          </table:table-cell>
          <table:table-cell office:value-type="float" office:value="0.781424" calcext:value-type="float">
            <text:p>0.78142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4695" calcext:value-type="float">
            <text:p>0.734695</text:p>
          </table:table-cell>
          <table:table-cell office:value-type="float" office:value="0.717978" calcext:value-type="float">
            <text:p>0.717978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69762" calcext:value-type="float">
            <text:p>0.669762</text:p>
          </table:table-cell>
          <table:table-cell office:value-type="float" office:value="0.648479" calcext:value-type="float">
            <text:p>0.648479</text:p>
          </table:table-cell>
          <table:table-cell office:value-type="float" office:value="0.686325" calcext:value-type="float">
            <text:p>0.686325</text:p>
          </table:table-cell>
          <table:table-cell office:value-type="float" office:value="0.668447" calcext:value-type="float">
            <text:p>0.668447</text:p>
          </table:table-cell>
          <table:table-cell office:value-type="float" office:value="0.659701" calcext:value-type="float">
            <text:p>0.659701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716895" calcext:value-type="float">
            <text:p>0.716895</text:p>
          </table:table-cell>
          <table:table-cell office:value-type="float" office:value="0.689266" calcext:value-type="float">
            <text:p>0.689266</text:p>
          </table:table-cell>
          <table:table-cell office:value-type="float" office:value="0.662333" calcext:value-type="float">
            <text:p>0.662333</text:p>
          </table:table-cell>
          <table:table-cell office:value-type="float" office:value="0.651498" calcext:value-type="float">
            <text:p>0.651498</text:p>
          </table:table-cell>
          <table:table-cell office:value-type="float" office:value="0.691123" calcext:value-type="float">
            <text:p>0.691123</text:p>
          </table:table-cell>
          <table:table-cell office:value-type="float" office:value="0.665583" calcext:value-type="float">
            <text:p>0.665583</text:p>
          </table:table-cell>
          <table:table-cell office:value-type="float" office:value="0.655677" calcext:value-type="float">
            <text:p>0.655677</text:p>
          </table:table-cell>
          <table:table-cell office:value-type="float" office:value="0.781441" calcext:value-type="float">
            <text:p>0.7814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58.888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TWOPATTERN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TWOPATTERN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6233" calcext:value-type="float">
            <text:p>0.986233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5367" calcext:value-type="float">
            <text:p>0.985367</text:p>
          </table:table-cell>
          <table:table-cell office:value-type="float" office:value="0.984267" calcext:value-type="float">
            <text:p>0.9842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6633" calcext:value-type="float">
            <text:p>0.986633</text:p>
          </table:table-cell>
          <table:table-cell office:value-type="float" office:value="0.985233" calcext:value-type="float">
            <text:p>0.985233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5133" calcext:value-type="float">
            <text:p>0.985133</text:p>
          </table:table-cell>
          <table:table-cell office:value-type="float" office:value="0.987267" calcext:value-type="float">
            <text:p>0.987267</text:p>
          </table:table-cell>
          <table:table-cell office:value-type="float" office:value="0.985867" calcext:value-type="float">
            <text:p>0.985867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0.984467" calcext:value-type="float">
            <text:p>0.984467</text:p>
          </table:table-cell>
          <table:table-cell office:value-type="float" office:value="0.990267" calcext:value-type="float">
            <text:p>0.9902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219" calcext:value-type="float">
            <text:p>0.975219</text:p>
          </table:table-cell>
          <table:table-cell office:value-type="float" office:value="0.972486" calcext:value-type="float">
            <text:p>0.972486</text:p>
          </table:table-cell>
          <table:table-cell office:value-type="float" office:value="0.973816" calcext:value-type="float">
            <text:p>0.973816</text:p>
          </table:table-cell>
          <table:table-cell office:value-type="float" office:value="0.970799" calcext:value-type="float">
            <text:p>0.970799</text:p>
          </table:table-cell>
          <table:table-cell office:value-type="float" office:value="0.968574" calcext:value-type="float">
            <text:p>0.968574</text:p>
          </table:table-cell>
          <table:table-cell office:value-type="float" office:value="0.977452" calcext:value-type="float">
            <text:p>0.977452</text:p>
          </table:table-cell>
          <table:table-cell office:value-type="float" office:value="0.973321" calcext:value-type="float">
            <text:p>0.973321</text:p>
          </table:table-cell>
          <table:table-cell office:value-type="float" office:value="0.970498" calcext:value-type="float">
            <text:p>0.970498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73816" calcext:value-type="float">
            <text:p>0.973816</text:p>
          </table:table-cell>
          <table:table-cell office:value-type="float" office:value="0.970278" calcext:value-type="float">
            <text:p>0.970278</text:p>
          </table:table-cell>
          <table:table-cell office:value-type="float" office:value="0.974553" calcext:value-type="float">
            <text:p>0.974553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0.967051" calcext:value-type="float">
            <text:p>0.967051</text:p>
          </table:table-cell>
          <table:table-cell office:value-type="float" office:value="0.978423" calcext:value-type="float">
            <text:p>0.978423</text:p>
          </table:table-cell>
          <table:table-cell office:value-type="float" office:value="0.973979" calcext:value-type="float">
            <text:p>0.973979</text:p>
          </table:table-cell>
          <table:table-cell office:value-type="float" office:value="0.968984" calcext:value-type="float">
            <text:p>0.968984</text:p>
          </table:table-cell>
          <table:table-cell office:value-type="float" office:value="0.980556" calcext:value-type="float">
            <text:p>0.98055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2467" calcext:value-type="float">
            <text:p>0.97246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0733" calcext:value-type="float">
            <text:p>0.970733</text:p>
          </table:table-cell>
          <table:table-cell office:value-type="float" office:value="0.968533" calcext:value-type="float">
            <text:p>0.968533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970467" calcext:value-type="float">
            <text:p>0.970467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0267" calcext:value-type="float">
            <text:p>0.970267</text:p>
          </table:table-cell>
          <table:table-cell office:value-type="float" office:value="0.974533" calcext:value-type="float">
            <text:p>0.974533</text:p>
          </table:table-cell>
          <table:table-cell office:value-type="float" office:value="0.971733" calcext:value-type="float">
            <text:p>0.9717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73933" calcext:value-type="float">
            <text:p>0.973933</text:p>
          </table:table-cell>
          <table:table-cell office:value-type="float" office:value="0.968933" calcext:value-type="float">
            <text:p>0.968933</text:p>
          </table:table-cell>
          <table:table-cell office:value-type="float" office:value="0.980533" calcext:value-type="float">
            <text:p>0.9805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M27.916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WAFER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WAFER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97681" calcext:value-type="float">
            <text:p>0.997681</text:p>
          </table:table-cell>
          <table:table-cell office:value-type="float" office:value="0.997171" calcext:value-type="float">
            <text:p>0.997171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96041" calcext:value-type="float">
            <text:p>0.996041</text:p>
          </table:table-cell>
          <table:table-cell office:value-type="float" office:value="0.995293" calcext:value-type="float">
            <text:p>0.995293</text:p>
          </table:table-cell>
          <table:table-cell office:value-type="float" office:value="0.997502" calcext:value-type="float">
            <text:p>0.997502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96613" calcext:value-type="float">
            <text:p>0.996613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97776" calcext:value-type="float">
            <text:p>0.997776</text:p>
          </table:table-cell>
          <table:table-cell office:value-type="float" office:value="0.997215" calcext:value-type="float">
            <text:p>0.997215</text:p>
          </table:table-cell>
          <table:table-cell office:value-type="float" office:value="0.997766" calcext:value-type="float">
            <text:p>0.997766</text:p>
          </table:table-cell>
          <table:table-cell office:value-type="float" office:value="0.996506" calcext:value-type="float">
            <text:p>0.996506</text:p>
          </table:table-cell>
          <table:table-cell office:value-type="float" office:value="0.995152" calcext:value-type="float">
            <text:p>0.995152</text:p>
          </table:table-cell>
          <table:table-cell office:value-type="float" office:value="0.997403" calcext:value-type="float">
            <text:p>0.997403</text:p>
          </table:table-cell>
          <table:table-cell office:value-type="float" office:value="0.996985" calcext:value-type="float">
            <text:p>0.996985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0.99852" calcext:value-type="float">
            <text:p>0.9985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94328" calcext:value-type="float">
            <text:p>0.994328</text:p>
          </table:table-cell>
          <table:table-cell office:value-type="float" office:value="0.99234" calcext:value-type="float">
            <text:p>0.99234</text:p>
          </table:table-cell>
          <table:table-cell office:value-type="float" office:value="0.983812" calcext:value-type="float">
            <text:p>0.983812</text:p>
          </table:table-cell>
          <table:table-cell office:value-type="float" office:value="0.98026" calcext:value-type="float">
            <text:p>0.98026</text:p>
          </table:table-cell>
          <table:table-cell office:value-type="float" office:value="0.975547" calcext:value-type="float">
            <text:p>0.975547</text:p>
          </table:table-cell>
          <table:table-cell office:value-type="float" office:value="0.995847" calcext:value-type="float">
            <text:p>0.995847</text:p>
          </table:table-cell>
          <table:table-cell office:value-type="float" office:value="0.991167" calcext:value-type="float">
            <text:p>0.991167</text:p>
          </table:table-cell>
          <table:table-cell office:value-type="float" office:value="0.989576" calcext:value-type="float">
            <text:p>0.989576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995495" calcext:value-type="float">
            <text:p>0.995495</text:p>
          </table:table-cell>
          <table:table-cell office:value-type="float" office:value="0.991575" calcext:value-type="float">
            <text:p>0.991575</text:p>
          </table:table-cell>
          <table:table-cell office:value-type="float" office:value="0.989329" calcext:value-type="float">
            <text:p>0.989329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72833" calcext:value-type="float">
            <text:p>0.972833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1547" calcext:value-type="float">
            <text:p>0.991547</text:p>
          </table:table-cell>
          <table:table-cell office:value-type="float" office:value="0.987632" calcext:value-type="float">
            <text:p>0.987632</text:p>
          </table:table-cell>
          <table:table-cell office:value-type="float" office:value="0.999052" calcext:value-type="float">
            <text:p>0.99905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0.994748" calcext:value-type="float">
            <text:p>0.994748</text:p>
          </table:table-cell>
          <table:table-cell office:value-type="float" office:value="0.990256" calcext:value-type="float">
            <text:p>0.990256</text:p>
          </table:table-cell>
          <table:table-cell office:value-type="float" office:value="0.988121" calcext:value-type="float">
            <text:p>0.988121</text:p>
          </table:table-cell>
          <table:table-cell office:value-type="float" office:value="0.985374" calcext:value-type="float">
            <text:p>0.985374</text:p>
          </table:table-cell>
          <table:table-cell office:value-type="float" office:value="0.996667" calcext:value-type="float">
            <text:p>0.996667</text:p>
          </table:table-cell>
          <table:table-cell office:value-type="float" office:value="0.99409" calcext:value-type="float">
            <text:p>0.99409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9663" calcext:value-type="float">
            <text:p>0.99663</text:p>
          </table:table-cell>
          <table:table-cell office:value-type="float" office:value="0.994387" calcext:value-type="float">
            <text:p>0.994387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88768" calcext:value-type="float">
            <text:p>0.988768</text:p>
          </table:table-cell>
          <table:table-cell office:value-type="float" office:value="0.983933" calcext:value-type="float">
            <text:p>0.983933</text:p>
          </table:table-cell>
          <table:table-cell office:value-type="float" office:value="0.995264" calcext:value-type="float">
            <text:p>0.995264</text:p>
          </table:table-cell>
          <table:table-cell office:value-type="float" office:value="0.994257" calcext:value-type="float">
            <text:p>0.994257</text:p>
          </table:table-cell>
          <table:table-cell office:value-type="float" office:value="0.992038" calcext:value-type="float">
            <text:p>0.992038</text:p>
          </table:table-cell>
          <table:table-cell office:value-type="float" office:value="0.998781" calcext:value-type="float">
            <text:p>0.99878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M57.1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INLINESKATE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INLINESKATE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3993" calcext:value-type="float">
            <text:p>0.83399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22125" calcext:value-type="float">
            <text:p>0.822125</text:p>
          </table:table-cell>
          <table:table-cell office:value-type="float" office:value="0.819634" calcext:value-type="float">
            <text:p>0.819634</text:p>
          </table:table-cell>
          <table:table-cell office:value-type="float" office:value="0.809231" calcext:value-type="float">
            <text:p>0.809231</text:p>
          </table:table-cell>
          <table:table-cell office:value-type="float" office:value="0.828132" calcext:value-type="float">
            <text:p>0.828132</text:p>
          </table:table-cell>
          <table:table-cell office:value-type="float" office:value="0.822564" calcext:value-type="float">
            <text:p>0.822564</text:p>
          </table:table-cell>
          <table:table-cell office:value-type="float" office:value="0.821392" calcext:value-type="float">
            <text:p>0.821392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2234" calcext:value-type="float">
            <text:p>0.832234</text:p>
          </table:table-cell>
          <table:table-cell office:value-type="float" office:value="0.827399" calcext:value-type="float">
            <text:p>0.827399</text:p>
          </table:table-cell>
          <table:table-cell office:value-type="float" office:value="0.82315" calcext:value-type="float">
            <text:p>0.82315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13187" calcext:value-type="float">
            <text:p>0.813187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21538" calcext:value-type="float">
            <text:p>0.821538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35751" calcext:value-type="float">
            <text:p>0.83575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23088" calcext:value-type="float">
            <text:p>0.423088</text:p>
          </table:table-cell>
          <table:table-cell office:value-type="float" office:value="0.404224" calcext:value-type="float">
            <text:p>0.404224</text:p>
          </table:table-cell>
          <table:table-cell office:value-type="float" office:value="0.383368" calcext:value-type="float">
            <text:p>0.383368</text:p>
          </table:table-cell>
          <table:table-cell office:value-type="float" office:value="0.372705" calcext:value-type="float">
            <text:p>0.372705</text:p>
          </table:table-cell>
          <table:table-cell office:value-type="float" office:value="0.335464" calcext:value-type="float">
            <text:p>0.335464</text:p>
          </table:table-cell>
          <table:table-cell office:value-type="float" office:value="0.404691" calcext:value-type="float">
            <text:p>0.404691</text:p>
          </table:table-cell>
          <table:table-cell office:value-type="float" office:value="0.381181" calcext:value-type="float">
            <text:p>0.381181</text:p>
          </table:table-cell>
          <table:table-cell office:value-type="float" office:value="0.377814" calcext:value-type="float">
            <text:p>0.377814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0.399381" calcext:value-type="float">
            <text:p>0.399381</text:p>
          </table:table-cell>
          <table:table-cell office:value-type="float" office:value="0.386876" calcext:value-type="float">
            <text:p>0.386876</text:p>
          </table:table-cell>
          <table:table-cell office:value-type="float" office:value="0.366485" calcext:value-type="float">
            <text:p>0.366485</text:p>
          </table:table-cell>
          <table:table-cell office:value-type="float" office:value="0.350868" calcext:value-type="float">
            <text:p>0.350868</text:p>
          </table:table-cell>
          <table:table-cell office:value-type="float" office:value="0.404076" calcext:value-type="float">
            <text:p>0.404076</text:p>
          </table:table-cell>
          <table:table-cell office:value-type="float" office:value="0.377418" calcext:value-type="float">
            <text:p>0.377418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434923" calcext:value-type="float">
            <text:p>0.43492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18974" calcext:value-type="float">
            <text:p>0.418974</text:p>
          </table:table-cell>
          <table:table-cell office:value-type="float" office:value="0.4" calcext:value-type="float">
            <text:p>0.4</text:p>
          </table:table-cell>
          <table:table-cell office:value-type="float" office:value="0.377436" calcext:value-type="float">
            <text:p>0.377436</text:p>
          </table:table-cell>
          <table:table-cell office:value-type="float" office:value="0.368718" calcext:value-type="float">
            <text:p>0.368718</text:p>
          </table:table-cell>
          <table:table-cell office:value-type="float" office:value="0.332308" calcext:value-type="float">
            <text:p>0.332308</text:p>
          </table:table-cell>
          <table:table-cell office:value-type="float" office:value="0.398462" calcext:value-type="float">
            <text:p>0.398462</text:p>
          </table:table-cell>
          <table:table-cell office:value-type="float" office:value="0.378974" calcext:value-type="float">
            <text:p>0.378974</text:p>
          </table:table-cell>
          <table:table-cell office:value-type="float" office:value="0.374872" calcext:value-type="float">
            <text:p>0.374872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12821" calcext:value-type="float">
            <text:p>0.412821</text:p>
          </table:table-cell>
          <table:table-cell office:value-type="float" office:value="0.395897" calcext:value-type="float">
            <text:p>0.395897</text:p>
          </table:table-cell>
          <table:table-cell office:value-type="float" office:value="0.381026" calcext:value-type="float">
            <text:p>0.381026</text:p>
          </table:table-cell>
          <table:table-cell office:value-type="float" office:value="0.363077" calcext:value-type="float">
            <text:p>0.363077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75385" calcext:value-type="float">
            <text:p>0.375385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425128" calcext:value-type="float">
            <text:p>0.42512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1.796S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Experiment KNN for PATIENT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PATIENT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61507" calcext:value-type="float">
            <text:p>0.461507</text:p>
          </table:table-cell>
          <table:table-cell office:value-type="float" office:value="0.477801" calcext:value-type="float">
            <text:p>0.477801</text:p>
          </table:table-cell>
          <table:table-cell office:value-type="float" office:value="0.52328" calcext:value-type="float">
            <text:p>0.52328</text:p>
          </table:table-cell>
          <table:table-cell office:value-type="float" office:value="0.508515" calcext:value-type="float">
            <text:p>0.508515</text:p>
          </table:table-cell>
          <table:table-cell office:value-type="float" office:value="0.48754" calcext:value-type="float">
            <text:p>0.48754</text:p>
          </table:table-cell>
          <table:table-cell office:value-type="float" office:value="0.476282" calcext:value-type="float">
            <text:p>0.476282</text:p>
          </table:table-cell>
          <table:table-cell office:value-type="float" office:value="0.470547" calcext:value-type="float">
            <text:p>0.470547</text:p>
          </table:table-cell>
          <table:table-cell office:value-type="float" office:value="0.506949" calcext:value-type="float">
            <text:p>0.506949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459405" calcext:value-type="float">
            <text:p>0.459405</text:p>
          </table:table-cell>
          <table:table-cell office:value-type="float" office:value="0.472041" calcext:value-type="float">
            <text:p>0.472041</text:p>
          </table:table-cell>
          <table:table-cell office:value-type="float" office:value="0.495894" calcext:value-type="float">
            <text:p>0.495894</text:p>
          </table:table-cell>
          <table:table-cell office:value-type="float" office:value="0.561661" calcext:value-type="float">
            <text:p>0.561661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0.456658" calcext:value-type="float">
            <text:p>0.456658</text:p>
          </table:table-cell>
          <table:table-cell office:value-type="float" office:value="0.468113" calcext:value-type="float">
            <text:p>0.468113</text:p>
          </table:table-cell>
          <table:table-cell office:value-type="float" office:value="0.465789" calcext:value-type="float">
            <text:p>0.465789</text:p>
          </table:table-cell>
          <table:table-cell office:value-type="float" office:value="0.413435" calcext:value-type="float">
            <text:p>0.4134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0838" calcext:value-type="float">
            <text:p>0.450838</text:p>
          </table:table-cell>
          <table:table-cell office:value-type="float" office:value="0.456767" calcext:value-type="float">
            <text:p>0.456767</text:p>
          </table:table-cell>
          <table:table-cell office:value-type="float" office:value="0.49228" calcext:value-type="float">
            <text:p>0.49228</text:p>
          </table:table-cell>
          <table:table-cell office:value-type="float" office:value="0.476784" calcext:value-type="float">
            <text:p>0.476784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458735" calcext:value-type="float">
            <text:p>0.458735</text:p>
          </table:table-cell>
          <table:table-cell office:value-type="float" office:value="0.452818" calcext:value-type="float">
            <text:p>0.452818</text:p>
          </table:table-cell>
          <table:table-cell office:value-type="float" office:value="0.477344" calcext:value-type="float">
            <text:p>0.477344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51399" calcext:value-type="float">
            <text:p>0.451399</text:p>
          </table:table-cell>
          <table:table-cell office:value-type="float" office:value="0.450849" calcext:value-type="float">
            <text:p>0.450849</text:p>
          </table:table-cell>
          <table:table-cell office:value-type="float" office:value="0.469734" calcext:value-type="float">
            <text:p>0.469734</text:p>
          </table:table-cell>
          <table:table-cell office:value-type="float" office:value="0.528629" calcext:value-type="float">
            <text:p>0.528629</text:p>
          </table:table-cell>
          <table:table-cell office:value-type="float" office:value="0.482414" calcext:value-type="float">
            <text:p>0.482414</text:p>
          </table:table-cell>
          <table:table-cell office:value-type="float" office:value="0.440137" calcext:value-type="float">
            <text:p>0.440137</text:p>
          </table:table-cell>
          <table:table-cell office:value-type="float" office:value="0.444372" calcext:value-type="float">
            <text:p>0.444372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404063" calcext:value-type="float">
            <text:p>0.40406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5269" calcext:value-type="float">
            <text:p>0.455269</text:p>
          </table:table-cell>
          <table:table-cell office:value-type="float" office:value="0.468174" calcext:value-type="float">
            <text:p>0.46817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495216" calcext:value-type="float">
            <text:p>0.495216</text:p>
          </table:table-cell>
          <table:table-cell office:value-type="float" office:value="0.474406" calcext:value-type="float">
            <text:p>0.474406</text:p>
          </table:table-cell>
          <table:table-cell office:value-type="float" office:value="0.467784" calcext:value-type="float">
            <text:p>0.467784</text:p>
          </table:table-cell>
          <table:table-cell office:value-type="float" office:value="0.461947" calcext:value-type="float">
            <text:p>0.461947</text:p>
          </table:table-cell>
          <table:table-cell office:value-type="float" office:value="0.494107" calcext:value-type="float">
            <text:p>0.494107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454124" calcext:value-type="float">
            <text:p>0.454124</text:p>
          </table:table-cell>
          <table:table-cell office:value-type="float" office:value="0.462343" calcext:value-type="float">
            <text:p>0.462343</text:p>
          </table:table-cell>
          <table:table-cell office:value-type="float" office:value="0.484625" calcext:value-type="float">
            <text:p>0.484625</text:p>
          </table:table-cell>
          <table:table-cell office:value-type="float" office:value="0.547038" calcext:value-type="float">
            <text:p>0.547038</text:p>
          </table:table-cell>
          <table:table-cell office:value-type="float" office:value="0.498133" calcext:value-type="float">
            <text:p>0.498133</text:p>
          </table:table-cell>
          <table:table-cell office:value-type="float" office:value="0.448432" calcext:value-type="float">
            <text:p>0.448432</text:p>
          </table:table-cell>
          <table:table-cell office:value-type="float" office:value="0.457618" calcext:value-type="float">
            <text:p>0.457618</text:p>
          </table:table-cell>
          <table:table-cell office:value-type="float" office:value="0.455777" calcext:value-type="float">
            <text:p>0.455777</text:p>
          </table:table-cell>
          <table:table-cell office:value-type="float" office:value="0.407455" calcext:value-type="float">
            <text:p>0.40745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.723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9:11:54.882000000</meta:creation-date>
    <meta:generator>LibreOffice/4.4.1.2$Windows_x86 LibreOffice_project/45e2de17089c24a1fa810c8f975a7171ba4cd432</meta:generator>
    <dc:date>2015-10-03T19:43:50.762000000</dc:date>
    <meta:editing-duration>PT10S</meta:editing-duration>
    <meta:editing-cycles>1</meta:editing-cycles>
    <meta:document-statistic meta:table-count="1" meta:cell-count="1377" meta:object-count="0"/>
  </office:meta>
</office:document-meta>
</file>